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53.01pt"/>
    </style:style>
    <style:style style:name="co3" style:family="table-column">
      <style:table-column-properties fo:break-before="auto" style:column-width="14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99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99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b5394" style:diagonal-bl-tr="none" style:diagonal-tl-br="none" style:text-align-source="value-type" style:repeat-content="false" fo:wrap-option="wrap" fo:border-left="0.74pt solid #0b5394" style:direction="ltr" fo:border-right="0.74pt solid #0b5394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b5394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00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b5394" style:diagonal-bl-tr="none" style:diagonal-tl-br="none" style:text-align-source="value-type" style:repeat-content="false" fo:wrap-option="wrap" fo:border-left="0.74pt solid #0b5394" style:direction="ltr" fo:border-right="0.74pt solid #0b5394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b5394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b5394" style:diagonal-bl-tr="none" style:diagonal-tl-br="none" style:text-align-source="value-type" style:repeat-content="false" fo:wrap-option="wrap" fo:border-left="0.74pt solid #0b5394" style:direction="ltr" fo:border-right="0.74pt solid #0b5394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b5394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1:.$A$2])" table:allow-empty-cell="true" table:display-list="unsorted" table:base-cell-address="Sheet1.G7"/>
      </table:content-validation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Proyecto</text:p>
          </table:table-cell>
          <table:covered-table-cell/>
          <table:table-cell table:style-name="ce8" office:value-type="string" calcext:value-type="string">
            <text:p>Carros Deluxe</text:p>
          </table:table-cell>
          <table:table-cell table:style-name="ce8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URL</text:p>
          </table:table-cell>
          <table:covered-table-cell/>
          <table:table-cell table:style-name="ce9" office:value-type="string" calcext:value-type="string" table:number-columns-spanned="6" table:number-rows-spanned="1">
            <text:p><text:a xlink:href="https://via-codigo.github.io/trabajos/carros-deluxe" xlink:type="simple">https://via-codigo.github.io/trabajos/carros-deluxe</text:a></text:p>
          </table:table-cell>
          <table:covered-table-cell table:number-columns-repeated="5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Pagina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Sección</text:p>
          </table:table-cell>
          <table:table-cell table:style-name="ce2" office:value-type="string" calcext:value-type="string">
            <text:p>interacción</text:p>
          </table:table-cell>
          <table:table-cell table:style-name="ce2" office:value-type="string" calcext:value-type="string">
            <text:p>acción</text:p>
          </table:table-cell>
          <table:table-cell table:style-name="ce2" office:value-type="string" calcext:value-type="string">
            <text:p>Funciona</text:p>
          </table:table-cell>
          <table:table-cell table:style-name="ce2" office:value-type="string" calcext:value-type="string">
            <text:p>Problema</text:p>
          </table:table-cell>
          <table:table-cell table:style-name="ce2" office:value-type="string" calcext:value-type="string">
            <text:p>Solución</text:p>
          </table:table-cell>
          <table:table-cell table:style-name="ce12" table:number-columns-repeated="19"/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3" office:value-type="string" calcext:value-type="string">
            <text:p>Menu superior</text:p>
          </table:table-cell>
          <table:table-cell table:style-name="ce3" office:value-type="string" calcext:value-type="string">
            <text:p>link inicio</text:p>
          </table:table-cell>
          <table:table-cell table:style-name="ce3" office:value-type="string" calcext:value-type="string">
            <text:p>lleva a index.html</text:p>
          </table:table-cell>
          <table:table-cell table:style-name="ce10" table:content-validation-name="val1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4" table:formula="of:=[.A7]+1" office:value-type="float" office:value="2" calcext:value-type="float">
            <text:p>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Menu superior</text:p>
          </table:table-cell>
          <table:table-cell table:style-name="ce4" office:value-type="string" calcext:value-type="string">
            <text:p>link nosotros</text:p>
          </table:table-cell>
          <table:table-cell table:style-name="ce4" office:value-type="string" calcext:value-type="string">
            <text:p>lleva a nosotros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8]+1" office:value-type="float" office:value="3" calcext:value-type="float">
            <text:p>3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Lema rincipal</text:p>
          </table:table-cell>
          <table:table-cell table:style-name="ce4" office:value-type="string" calcext:value-type="string">
            <text:p>Botón reservalo ya</text:p>
          </table:table-cell>
          <table:table-cell table:style-name="ce4" office:value-type="string" calcext:value-type="string">
            <text:p>lleva a formulario de contac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9]+1" office:value-type="float" office:value="4" calcext:value-type="float">
            <text:p>4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1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0]+1" office:value-type="float" office:value="5" calcext:value-type="float">
            <text:p>5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2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1]+1" office:value-type="float" office:value="6" calcext:value-type="float">
            <text:p>6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3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2]+1" office:value-type="float" office:value="7" calcext:value-type="float">
            <text:p>7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4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3]+1" office:value-type="float" office:value="8" calcext:value-type="float">
            <text:p>8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5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4]+1" office:value-type="float" office:value="9" calcext:value-type="float">
            <text:p>9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6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5]+1" office:value-type="float" office:value="10" calcext:value-type="float">
            <text:p>10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7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6]+1" office:value-type="float" office:value="11" calcext:value-type="float">
            <text:p>1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foto 8</text:p>
          </table:table-cell>
          <table:table-cell table:style-name="ce4" office:value-type="string" calcext:value-type="string">
            <text:p>amplia la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7]+1" office:value-type="float" office:value="12" calcext:value-type="float">
            <text:p>1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flecha izq</text:p>
          </table:table-cell>
          <table:table-cell table:style-name="ce4" office:value-type="string" calcext:value-type="string">
            <text:p>va a la foto anterio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8]+1" office:value-type="float" office:value="13" calcext:value-type="float">
            <text:p>13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flecha derecha</text:p>
          </table:table-cell>
          <table:table-cell table:style-name="ce4" office:value-type="string" calcext:value-type="string">
            <text:p>va a la siguiente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19]+1" office:value-type="float" office:value="14" calcext:value-type="float">
            <text:p>14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tecla flecha izq</text:p>
          </table:table-cell>
          <table:table-cell table:style-name="ce4" office:value-type="string" calcext:value-type="string">
            <text:p>va a la foto anterior al apretar la tecla en el teclad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0]+1" office:value-type="float" office:value="15" calcext:value-type="float">
            <text:p>15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tecla flecha derecha</text:p>
          </table:table-cell>
          <table:table-cell table:style-name="ce4" office:value-type="string" calcext:value-type="string">
            <text:p>va a la foto siguiente al apretar la tecla en el teclad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1]+1" office:value-type="float" office:value="16" calcext:value-type="float">
            <text:p>16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boton X</text:p>
          </table:table-cell>
          <table:table-cell table:style-name="ce4" office:value-type="string" calcext:value-type="string">
            <text:p>cierra la galer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2]+1" office:value-type="float" office:value="17" calcext:value-type="float">
            <text:p>17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click en la foto</text:p>
          </table:table-cell>
          <table:table-cell table:style-name="ce4" office:value-type="string" calcext:value-type="string">
            <text:p>pasa a la siguiente foto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3]+1" office:value-type="float" office:value="18" calcext:value-type="float">
            <text:p>18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click fuera de la foto</text:p>
          </table:table-cell>
          <table:table-cell table:style-name="ce4" office:value-type="string" calcext:value-type="string">
            <text:p>cierra la galerí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4]+1" office:value-type="float" office:value="19" calcext:value-type="float">
            <text:p>19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Galería de autos</text:p>
          </table:table-cell>
          <table:table-cell table:style-name="ce4" office:value-type="string" calcext:value-type="string">
            <text:p>Galería tecla Esc</text:p>
          </table:table-cell>
          <table:table-cell table:style-name="ce4" office:value-type="string" calcext:value-type="string">
            <text:p>cierra la galería al presionarl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5]+1" office:value-type="float" office:value="20" calcext:value-type="float">
            <text:p>20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6]+1" office:value-type="float" office:value="21" calcext:value-type="float">
            <text:p>2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7]+1" office:value-type="float" office:value="22" calcext:value-type="float">
            <text:p>2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scríbenos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8]+1" office:value-type="float" office:value="23" calcext:value-type="float">
            <text:p>23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boton reservalo ya</text:p>
          </table:table-cell>
          <table:table-cell table:style-name="ce4" office:value-type="string" calcext:value-type="string">
            <text:p>reacciona al pasar el mouse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29]+1" office:value-type="float" office:value="24" calcext:value-type="float">
            <text:p>24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0]+1" office:value-type="float" office:value="25" calcext:value-type="float">
            <text:p>25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1]+1" office:value-type="float" office:value="26" calcext:value-type="float">
            <text:p>26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mensaj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2]+1" office:value-type="float" office:value="27" calcext:value-type="float">
            <text:p>27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formulario</text:p>
          </table:table-cell>
          <table:table-cell table:style-name="ce4" office:value-type="string" calcext:value-type="string">
            <text:p>envía si tenemos los datos correctos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3]+1" office:value-type="float" office:value="28" calcext:value-type="float">
            <text:p>28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inicio</text:p>
          </table:table-cell>
          <table:table-cell table:style-name="ce4" office:value-type="string" calcext:value-type="string">
            <text:p>lleva a index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4]+1" office:value-type="float" office:value="29" calcext:value-type="float">
            <text:p>29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Sobre nosotros</text:p>
          </table:table-cell>
          <table:table-cell table:style-name="ce4" office:value-type="string" calcext:value-type="string">
            <text:p>lleva a nosotros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5]+1" office:value-type="float" office:value="30" calcext:value-type="float">
            <text:p>30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FB</text:p>
          </table:table-cell>
          <table:table-cell table:style-name="ce4" office:value-type="string" calcext:value-type="string">
            <text:p>lleva al F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6]+1" office:value-type="float" office:value="31" calcext:value-type="float">
            <text:p>31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twitter</text:p>
          </table:table-cell>
          <table:table-cell table:style-name="ce4" office:value-type="string" calcext:value-type="string">
            <text:p>lleva al twitt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7]+1" office:value-type="float" office:value="32" calcext:value-type="float">
            <text:p>32</text:p>
          </table:table-cell>
          <table:table-cell table:style-name="ce3" office:value-type="string" calcext:value-type="string">
            <text:p>Inicio</text:p>
          </table:table-cell>
          <table:table-cell table:style-name="ce6" office:value-type="string" calcext:value-type="string">
            <text:p><text:a xlink:href="https://via-codigo.github.io/trabajos/carros-deluxe/" xlink:type="simple">https://via-codigo.github.io/trabajos/carros-deluxe/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colorlib</text:p>
          </table:table-cell>
          <table:table-cell table:style-name="ce4" office:value-type="string" calcext:value-type="string">
            <text:p>lleva al proyecto colorli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8]+1" office:value-type="float" office:value="33" calcext:value-type="float">
            <text:p>33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39]+1" office:value-type="float" office:value="34" calcext:value-type="float">
            <text:p>34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0]+1" office:value-type="float" office:value="35" calcext:value-type="float">
            <text:p>35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scríbenos</text:p>
          </table:table-cell>
          <table:table-cell table:style-name="ce4" office:value-type="string" calcext:value-type="string">
            <text:p>muestra el texto del placehold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1]+1" office:value-type="float" office:value="36" calcext:value-type="float">
            <text:p>36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boton reservalo ya</text:p>
          </table:table-cell>
          <table:table-cell table:style-name="ce4" office:value-type="string" calcext:value-type="string">
            <text:p>reacciona al pasar el mouse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2]+1" office:value-type="float" office:value="37" calcext:value-type="float">
            <text:p>37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email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3]+1" office:value-type="float" office:value="38" calcext:value-type="float">
            <text:p>38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nombr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4]+1" office:value-type="float" office:value="39" calcext:value-type="float">
            <text:p>39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campo mensaje</text:p>
          </table:table-cell>
          <table:table-cell table:style-name="ce4" office:value-type="string" calcext:value-type="string">
            <text:p>es obligatorio ponerlo o no envia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5]+1" office:value-type="float" office:value="40" calcext:value-type="float">
            <text:p>40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Reservalo Ahora</text:p>
          </table:table-cell>
          <table:table-cell table:style-name="ce4" office:value-type="string" calcext:value-type="string">
            <text:p>formulario</text:p>
          </table:table-cell>
          <table:table-cell table:style-name="ce4" office:value-type="string" calcext:value-type="string">
            <text:p>envía si tenemos los datos correctos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6]+1" office:value-type="float" office:value="41" calcext:value-type="float">
            <text:p>41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inicio</text:p>
          </table:table-cell>
          <table:table-cell table:style-name="ce4" office:value-type="string" calcext:value-type="string">
            <text:p>lleva a index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7]+1" office:value-type="float" office:value="42" calcext:value-type="float">
            <text:p>42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Sobre nosotros</text:p>
          </table:table-cell>
          <table:table-cell table:style-name="ce4" office:value-type="string" calcext:value-type="string">
            <text:p>lleva a nosotros.html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8]+1" office:value-type="float" office:value="43" calcext:value-type="float">
            <text:p>43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FB</text:p>
          </table:table-cell>
          <table:table-cell table:style-name="ce4" office:value-type="string" calcext:value-type="string">
            <text:p>lleva al F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49]+1" office:value-type="float" office:value="44" calcext:value-type="float">
            <text:p>44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twitter</text:p>
          </table:table-cell>
          <table:table-cell table:style-name="ce4" office:value-type="string" calcext:value-type="string">
            <text:p>lleva al twitter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table:formula="of:=[.A50]+1" office:value-type="float" office:value="45" calcext:value-type="float">
            <text:p>45</text:p>
          </table:table-cell>
          <table:table-cell table:style-name="ce4" office:value-type="string" calcext:value-type="string">
            <text:p>Nosotros</text:p>
          </table:table-cell>
          <table:table-cell table:style-name="ce7" office:value-type="string" calcext:value-type="string">
            <text:p><text:a xlink:href="https://via-codigo.github.io/trabajos/carros-deluxe/nosotros.html" xlink:type="simple">https://via-codigo.github.io/trabajos/carros-deluxe/nosotros.html</text:a></text:p>
          </table:table-cell>
          <table:table-cell table:style-name="ce4" office:value-type="string" calcext:value-type="string">
            <text:p>Footer</text:p>
          </table:table-cell>
          <table:table-cell table:style-name="ce4" office:value-type="string" calcext:value-type="string">
            <text:p>link colorlib</text:p>
          </table:table-cell>
          <table:table-cell table:style-name="ce4" office:value-type="string" calcext:value-type="string">
            <text:p>lleva al proyecto colorlib</text:p>
          </table:table-cell>
          <table:table-cell table:style-name="ce11" table:content-validation-name="val1"/>
          <table:table-cell table:style-name="ce4" table:number-columns-repeated="2"/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G7:Sheet1.G51">
            <calcext:condition calcext:apply-style-name="ConditionalStyle_1" calcext:value="contains-text(&quot;Si&quot;)" calcext:base-cell-address="Sheet1.G7"/>
          </calcext:conditional-format>
          <calcext:conditional-format calcext:target-range-address="Sheet1.G7:Sheet1.G51">
            <calcext:condition calcext:apply-style-name="ConditionalStyle_2" calcext:value="contains-text(&quot;No&quot;)" calcext:base-cell-address="Sheet1.G7"/>
          </calcext:conditional-format>
        </calcext:conditional-formats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>
            <text:p>Si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No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85" meta:object-count="0"/>
    <meta:generator>LibreOfficeDev/5.1.0.3$Linux_X86_64 LibreOffice_project/</meta:generator>
  </office:meta>
</office:document-meta>
</file>